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E014CEF59845421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name="{d.image}" draw:style-name="gr1" draw:text-style-name="P1" draw:layer="layout" svg:width="4.754cm" svg:height="2.948cm" svg:x="2.866cm" svg:y="2.132cm">
          <draw:image xlink:href="Pictures/10000000000000640000003E014CEF59845421C2.jpg" xlink:type="simple" xlink:show="embed" xlink:actuate="onLoad" draw:mime-type="image/jpeg">
            <text:p/>
          </draw:image>
        </draw:frame>
        <draw:frame draw:name="{d.image2:imageFit(contain)}" draw:style-name="gr1" draw:text-style-name="P1" draw:layer="layout" svg:width="4.754cm" svg:height="2.948cm" svg:x="11.121cm" svg:y="5.942cm">
          <draw:image xlink:href="Pictures/10000000000000640000003E014CEF59845421C2.jpg" xlink:type="simple" xlink:show="embed" xlink:actuate="onLoad" draw:mime-type="image/jpeg">
            <text:p/>
          </draw:image>
        </draw:frame>
        <draw:frame draw:name="{d.image3:imageFit(fill)}" draw:style-name="gr1" draw:text-style-name="P1" draw:layer="layout" svg:width="4.754cm" svg:height="2.948cm" svg:x="21.281cm" svg:y="8.89cm">
          <draw:image xlink:href="Pictures/10000000000000640000003E014CEF59845421C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1T15:03:24.319502581</meta:creation-date>
    <meta:editing-duration>PT1H21M52S</meta:editing-duration>
    <meta:editing-cycles>6</meta:editing-cycles>
    <meta:generator>LibreOffice/7.0.3.1$MacOSX_X86_64 LibreOffice_project/d7547858d014d4cf69878db179d326fc3483e082</meta:generator>
    <dc:title>Blue Curve</dc:title>
    <dc:date>2020-12-11T16:25:41.817451656</dc:date>
    <meta:document-statistic meta:object-count="40"/>
  </office:meta>
</office:document-meta>
</file>